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150000012CE476D273410D039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40.59mm"/>
    </style:style>
    <style:style style:name="co2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hell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中文测试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.5" calcext:value-type="float">
            <text:p>44.5</text:p>
          </table:table-cell>
          <table:table-cell table:number-columns-repeated="1022"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54.5" calcext:value-type="float">
            <text:p>54.5</text:p>
          </table:table-cell>
          <table:table-cell table:number-columns-repeated="1022"/>
        </table:table-row>
        <table:table-row table:style-name="ro1">
          <table:table-cell/>
          <table:table-cell table:formula="of:=SUM([.B3]: [.B4])"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heet1.M26" table:end-x="1.75mm" table:end-y="5.28mm" draw:z-index="0" draw:name="Picture 1" draw:style-name="gr1" draw:text-style-name="P1" svg:width="188.79mm" svg:height="105.82mm" svg:x="0mm" svg:y="0mm">
              <draw:image xlink:href="Pictures/10000000000002150000012CE476D273410D0397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文泉驿点阵正黑" style:font-size-asian="12pt" style:language-asian="zh" style:country-asian="CN" style:font-name-complex="文泉驿点阵正黑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文泉驿点阵正黑" style:font-family-asian="文泉驿点阵正黑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0:07</meta:creation-date>
    <dc:date>2020-04-12T15:01:16.895189003</dc:date>
    <meta:generator>LibreOffice/5.3.6.1$Linux_X86_64 LibreOffice_project/30$Build-1</meta:generator>
    <meta:editing-duration>PT57S</meta:editing-duration>
    <meta:editing-cycles>1</meta:editing-cycles>
    <meta:document-statistic meta:table-count="1" meta:cell-count="8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